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Ukhta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To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  <text:p/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Kuznetsk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h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12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Alt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6.458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Cuencamé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o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ānā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Corpus Christi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lpurrurulam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58:'City Names'.ET80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1-03T23:31:32.822000000</dc:date>
    <meta:editing-duration>PT18H7M45S</meta:editing-duration>
    <meta:editing-cycles>43</meta:editing-cycles>
    <meta:document-statistic meta:table-count="1" meta:cell-count="4845" meta:object-count="0"/>
  </office:meta>
</office:document-meta>
</file>